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otifier.translateMessage( String locale , 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AbstractNotifi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tifier.notify( 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Notifi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tifier.createTranslateElement( NamespaceHelper helper , Text 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